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03ca" officeooo:paragraph-rsid="001803ca"/>
    </style:style>
    <style:style style:name="P2" style:family="paragraph" style:parent-style-name="Standard">
      <style:text-properties officeooo:rsid="00191ce8" officeooo:paragraph-rsid="00191ce8"/>
    </style:style>
    <style:style style:name="P3" style:family="paragraph" style:parent-style-name="Standard">
      <style:text-properties style:text-underline-style="solid" style:text-underline-width="auto" style:text-underline-color="font-color" officeooo:rsid="001803ca" officeooo:paragraph-rsid="001803ca"/>
    </style:style>
    <style:style style:name="P4" style:family="paragraph" style:parent-style-name="Standard">
      <style:text-properties officeooo:rsid="001af389" officeooo:paragraph-rsid="001af389"/>
    </style:style>
    <style:style style:name="P5" style:family="paragraph" style:parent-style-name="Standard">
      <style:text-properties officeooo:rsid="001c6499" officeooo:paragraph-rsid="001c6499"/>
    </style:style>
    <style:style style:name="P6" style:family="paragraph" style:parent-style-name="Standard">
      <style:text-properties officeooo:rsid="001803ca" officeooo:paragraph-rsid="0020000c"/>
    </style:style>
    <style:style style:name="P7" style:family="paragraph" style:parent-style-name="Standard">
      <style:text-properties style:text-underline-style="solid" style:text-underline-width="auto" style:text-underline-color="font-color" officeooo:rsid="001803ca" officeooo:paragraph-rsid="001803ca"/>
    </style:style>
    <style:style style:name="P8" style:family="paragraph" style:parent-style-name="Standard">
      <style:text-properties style:text-underline-style="none" officeooo:rsid="001803ca" officeooo:paragraph-rsid="001803ca"/>
    </style:style>
    <style:style style:name="T1" style:family="text">
      <style:text-properties officeooo:rsid="00191ce8"/>
    </style:style>
    <style:style style:name="T2" style:family="text">
      <style:text-properties officeooo:rsid="001c6499"/>
    </style:style>
    <style:style style:name="T3" style:family="text">
      <style:text-properties officeooo:rsid="001cce0f"/>
    </style:style>
    <style:style style:name="T4" style:family="text">
      <style:text-properties officeooo:rsid="001fc0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n a superficie del sol apareció <text:s/>una singular mancha solar, una inusualmente mas grande que todas las que se habían detectado, <text:span text:style-name="T2">sin previo aviso, 19 días después de su descubrimiento, se produjo la tormenta solar mas fuerte jamas registrada, y la mancha, desapareció provocando una aurora boreal que cubrió todo el planeta.</text:span></text:p>
      <text:p text:style-name="P4"/>
      <text:p text:style-name="P5">Durante l<text:span text:style-name="T4">a aurora planetaria </text:span>, aparecieron pilares de luz, como los producidos e<text:span text:style-name="T3">n Siveria, evidentemente, estos no eran una ilusión óptica producida por la nieve, estos pilares, eran las almas, que entraron a nuestro mundo.</text:span></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text:p>
      <text:p text:style-name="P1">D<text:span text:style-name="T1">í</text:span>a uno.</text:p>
      <text:p text:style-name="P1"/>
      <text:p text:style-name="P6">Siempre me han gustado las auroras boreales, tienen algo tan único en su colorido brillo que te atrapa el pensamiento, uno de mis deseos era poder ver una cuando viajara al norte, pero jamas se me paso por la cabeza que vería una tan grande y sin igual como esa noche… <text:span text:style-name="T1">El aterrador detalle es que esa noche… Estaba en México, la gran aurora cubrió todo el planeta, nadie se esperaba algo como eso. Las comunicaciones se hicieron inestables, gran parte de la red eléctrica se fue al infierno. Entre tanto caos vi algo mas, un pilar de luz, como una columna que parecía iniciar a unos metros del suelo y acender hasta las nubes.</text:span></text:p>
      <text:p text:style-name="P3"/>
      <text:p text:style-name="P2"/>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6:25:10.428074352</meta:creation-date>
    <dc:date>2017-05-05T09:53:23.660650685</dc:date>
    <meta:editing-duration>PT1H7M10S</meta:editing-duration>
    <meta:editing-cycles>6</meta:editing-cycles>
    <meta:generator>LibreOffice/5.1.6.2$Linux_X86_64 LibreOffice_project/10m0$Build-2</meta:generator>
    <meta:document-statistic meta:table-count="0" meta:image-count="0" meta:object-count="0" meta:page-count="2" meta:paragraph-count="4" meta:word-count="204" meta:character-count="1180" meta:non-whitespace-character-count="979"/>
  </office:meta>
</office:document-meta>
</file>